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480000013EB25C115F1D798390.png" manifest:media-type="image/png"/>
  <manifest:file-entry manifest:full-path="Pictures/100000000000066F0000042D6BE9D26FE98AF53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fo:min-height="0.713cm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1" draw:layer="layout" svg:width="4.981cm" svg:height="0.962cm" svg:x="3.795cm" svg:y="1.2cm">
          <draw:text-box>
            <text:p>Tile background</text:p>
          </draw:text-box>
        </draw:frame>
        <draw:frame draw:style-name="gr2" draw:text-style-name="P2" draw:layer="layout" svg:width="19.276cm" svg:height="12.511cm" svg:x="0.4cm" svg:y="2.6cm">
          <draw:image xlink:href="Pictures/100000000000066F0000042D6BE9D26FE98AF53B.png" xlink:type="simple" xlink:show="embed" xlink:actuate="onLoad" loext:mime-type="image/png">
            <text:p/>
          </draw:image>
        </draw:frame>
        <draw:frame draw:style-name="gr2" draw:text-style-name="P2" draw:layer="layout" svg:width="8.676cm" svg:height="8.411cm" svg:x="19.4cm" svg:y="6.8cm">
          <draw:image xlink:href="Pictures/10000000000001480000013EB25C115F1D798390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4" draw:text-style-name="P4" draw:layer="layout" svg:width="15.518cm" svg:height="0.963cm" svg:x="6.341cm" svg:y="7.356cm">
          <draw:text-box>
            <text:p>/opt/devkitpro/tools/bin/grit untitled.png -gB4 -mLs -ftc</text:p>
          </draw:text-box>
        </draw:frame>
        <draw:frame draw:style-name="gr1" draw:text-style-name="P1" draw:layer="layout" svg:width="4.663cm" svg:height="0.962cm" svg:x="4.6cm" svg:y="3.2cm">
          <draw:text-box>
            <text:p>Grit command: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4" draw:text-style-name="P4" draw:layer="layout" svg:width="23.671cm" svg:height="0.963cm" svg:x="2.265cm" svg:y="7.356cm">
          <draw:text-box>
            <text:p>https://www.geeksforgeeks.org/how-to-check-if-a-given-point-lies-inside-a-polygon/</text:p>
          </draw:text-box>
        </draw:frame>
        <draw:frame draw:style-name="gr4" draw:text-style-name="P4" draw:layer="layout" svg:width="16.17cm" svg:height="0.963cm" svg:x="5.8cm" svg:y="10.4cm">
          <draw:text-box>
            <text:p>https://wrfranklin.org/Research/Short_Notes/pnpoly.html</text:p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4" draw:text-style-name="P4" draw:layer="layout" svg:width="17.655cm" svg:height="0.963cm" svg:x="5.273cm" svg:y="7.356cm">
          <draw:text-box>
            <text:p>https://emulation.gametechwiki.com/index.php/Emulator_files</text:p>
          </draw:text-box>
        </draw:frame>
        <draw:frame draw:style-name="gr1" draw:text-style-name="P1" draw:layer="layout" svg:width="3.575cm" svg:height="0.962cm" svg:x="5.8cm" svg:y="5.2cm">
          <draw:text-box>
            <text:p>GBA-BIOS</text:p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nb" fo:country="N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09T22:26:20.059933926</meta:creation-date>
    <dc:date>2022-07-13T12:10:13.160580037</dc:date>
    <meta:editing-duration>P3DT13H43M54S</meta:editing-duration>
    <meta:editing-cycles>4</meta:editing-cycles>
    <meta:generator>LibreOffice/6.4.7.2$Linux_X86_64 LibreOffice_project/40$Build-2</meta:generator>
    <meta:document-statistic meta:object-count="38"/>
  </office:meta>
</office:document-meta>
</file>